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9/11/2017</text:date>, <text:time>21:3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1S</meta:editing-duration>
    <meta:editing-cycles>3</meta:editing-cycles>
    <meta:generator>OpenOffice/4.1.3$Win32 OpenOffice.org_project/413m1$Build-9783</meta:generator>
    <dc:date>2017-09-11T21:35:49.63</dc:date>
    <dc:creator>asaf ofer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